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Text_20_body">
      <style:text-properties fo:color="#000000" style:font-name="Georgia" fo:font-size="14pt" fo:language="en" fo:country="GB" style:font-size-asian="14pt" style:font-size-complex="14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WW8Num1">
      <style:paragraph-properties fo:margin-top="0cm" fo:margin-bottom="0.423cm" fo:text-align="justify" style:justify-single-word="false" style:text-autospace="none"/>
    </style:style>
    <style:style style:name="P10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5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Georgia" fo:font-size="9pt" fo:language="en" fo:country="GB" style:font-size-asian="9pt" style:font-size-complex="9pt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E Module Screenshot Tool</text:p>
      <text:p text:style-name="Subtitle">Version 1.0.0</text:p>
      <text:h text:style-name="P11" text:outline-level="2">Welcome</text:h>
      <text:p text:style-name="Text_20_body">Thank you for downloading this fine plug-in. <text:span text:style-name="T1">SE Module Screenshot Tool</text:span> is a standalone tool for creating screenshots of your SE Modules easily.</text:p>
      <text:p text:style-name="Text_20_body"><text:span text:style-name="T2">In order to get the most out of the </text:span><text:span text:style-name="T3">SE Module Screenshot Tool</text:span><text:span text:style-name="T2">, please spend a few moments reading this brief manual.</text:span>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License</text:h>
      <text:p text:style-name="P5"><text:span text:style-name="T5">The pre-compiled </text:span><text:span text:style-name="T3">SE Module Screenshot Tool</text:span><text:span text:style-name="T2"> has a very simple license:</text:span></text:p>
      <text:p text:style-name="P3"/>
      <text:list xml:id="list21207796" text:style-name="WW8Num1">
        <text:list-item>
          <text:p text:style-name="P9"><text:span text:style-name="T3">SE Module Screenshot Tool</text:span><text:span text:style-name="T2"> 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9"><text:span text:style-name="T2">Copyright of the code and the pre-compiled plug-in remain property of the </text:span><text:span text:style-name="T4">Delphi ASIO &amp; VST Project</text:span><text:span text:style-name="T2"> and namely </text:span><text:span text:style-name="T4">Christian-W. Budde</text:span><text:span text:style-name="T2">.</text:span></text:p>
        </text:list-item>
        <text:list-item>
          <text:p text:style-name="P9"><text:span text:style-name="T2">This plug-in is provided at no cost; therefore the author </text:span><text:span text:style-name="T4">Christian-W. Budde </text:span><text:span text:style-name="T2">assume no responsibility for any negative effects that may occur to the end user or the equipment used to run the plug-in.</text:span></text:p>
        </text:list-item>
        <text:list-item>
          <text:p text:style-name="P9"><text:span text:style-name="T2">Magazine editors are welcome to include the plug-in on cover mount discs or similar media; However, it is mandatory to inform the author </text:span><text:span text:style-name="T4">Christian-W. Budde</text:span><text:span text:style-name="T2"> about this. A copy of the publication is always appreciated, but not expected.</text:span></text:p>
        </text:list-item>
      </text:list>
      <text:h text:style-name="P11" text:outline-level="2">Usage</text:h>
      <text:p text:style-name="Text_20_body">The <text:span text:style-name="T1">SE Module Screenshot Tool</text:span><text:span text:style-name="T7"> is a command line tool that accepts with only one parameter</text:span>. Simply pass the name of the SEM you'd like to grab a screenshot from. If you don't provide a filename the entire directory is scanned for all valid SE modules files. </text:p>
      <text:h text:style-name="P11" text:outline-level="2">Feedback / Bug Reports</text:h>
      <text:p text:style-name="Text_20_body">I am always eager to hear feedback or have bugs reported. The easiest <text:span text:style-name="T2">way is to send me a mail to: <text:s/></text:span><text:a xlink:type="simple" xlink:href="mailto:Christian@aixcoustic.com?subject=VST%20Plugin%20Screenshot%20Tool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2"/>
      <text:h text:style-name="Heading_20_2" text:outline-level="2">Version History</text:h>
      <text:list xml:id="list21203101" text:style-name="WW8Num2">
        <text:list-item>
          <text:list>
            <text:list-item>
              <text:p text:style-name="P10">First release!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6"><text:span text:style-name="T6">• <text:s/></text:span><text:span text:style-name="T2">Programming: Christian W. Budde</text:span></text:p>
      <text:p text:style-name="P6"><text:span text:style-name="T6">• <text:s/></text:span><text:span text:style-name="T2">Documentation based on a template by Greg Pettit</text:span></text:p>
      <text:p text:style-name="P4"/>
      <text:p text:style-name="P4">SynthEdit written by Jef McClint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 Module Screenshot Tool Manual</dc:title>
    <meta:initial-creator>Christian</meta:initial-creator>
    <meta:creation-date>2005-12-27T21:36:00</meta:creation-date>
    <dc:creator>Christian Budde</dc:creator>
    <dc:date>2010-06-17T01:11:04.64</dc:date>
    <meta:print-date>2005-12-27T23:13:00</meta:print-date>
    <meta:editing-cycles>51</meta:editing-cycles>
    <meta:generator>OpenOffice.org/3.2$Win32 OpenOffice.org_project/320m12$Build-9483</meta:generator>
    <meta:editing-duration>PT05H55M29S</meta:editing-duration>
    <dc:subject>SE Module Screenshot Tool</dc:subject>
    <meta:keyword>SE Module Screenshot Tool Preset</meta:keyword>
    <meta:document-statistic meta:table-count="0" meta:image-count="0" meta:object-count="0" meta:page-count="4" meta:paragraph-count="23" meta:word-count="345" meta:character-count="2024"/>
    <meta:user-defined meta:name="Info 1"/>
    <meta:user-defined meta:name="Info 2"/>
    <meta:user-defined meta:name="Info 3"/>
    <meta:user-defined meta:name="Info 4"/>
  </office:meta>
</office:document-meta>
</file>